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3pt" officeooo:paragraph-rsid="0001721d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officeooo:paragraph-rsid="0001fd43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officeooo:paragraph-rsid="00021e39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01721d" officeooo:paragraph-rsid="0001721d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style:text-underline-style="none" fo:font-weight="bold" officeooo:rsid="0001721d" officeooo:paragraph-rsid="0001721d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style:text-underline-style="none" fo:font-weight="bold" officeooo:paragraph-rsid="0001721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style:text-underline-style="none" officeooo:paragraph-rsid="0001fd43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normal" officeooo:rsid="0001721d" officeooo:paragraph-rsid="0001721d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bold" officeooo:rsid="0001721d" officeooo:paragraph-rsid="0001721d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officeooo:paragraph-rsid="0001721d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officeooo:paragraph-rsid="0001fd4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officeooo:paragraph-rsid="00021e39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3pt" fo:font-weight="bold" officeooo:paragraph-rsid="0001721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3pt" fo:font-weight="bold" officeooo:paragraph-rsid="00021e39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01721d" officeooo:paragraph-rsid="0001721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01721d" officeooo:paragraph-rsid="0001fd43" style:font-size-asian="18pt" style:font-weight-asian="bold" style:font-size-complex="18pt" style:font-weight-complex="bold"/>
    </style:style>
    <style:style style:name="T1" style:family="text">
      <style:text-properties officeooo:rsid="0001721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01721d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021e3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01721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officeooo:rsid="0001721d"/>
    </style:style>
    <style:style style:name="T12" style:family="text">
      <style:text-properties officeooo:rsid="0001fd43"/>
    </style:style>
    <style:style style:name="T13" style:family="text">
      <style:text-properties officeooo:rsid="00021e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uchhaltung: Grundlagen Aufgaben</text:p>
      <text:p text:style-name="P4"/>
      <text:p text:style-name="P5">Übungsaufgabe 2 (Buchungen im Hauptbuch) </text:p>
      <text:p text:style-name="P5">Welche der folgenden Aussagen trifft nicht zu? </text:p>
      <text:p text:style-name="P4">- A <text:s/>Auf den passivischen Bestandskonten werden Zugänge im Haben verbucht. </text:p>
      <text:p text:style-name="P9"><text:span text:style-name="T6">- B Auf den Aufwandskonten wird ausschließlich im Soll gebucht.</text:span> </text:p>
      <text:p text:style-name="P4">- C Auf dem Eröffnungsbilanzkonto stehen die Vermögensgegenstände auf der Habenseite. </text:p>
      <text:p text:style-name="P4">- D Auf dem Schlussbilanzkonto stehen die Vermögensgegenstände auf der Sollseite. </text:p>
      <text:p text:style-name="P4">- E Differenzen zwischen Inventur- und Buchbeständen sind buchhalterisch auszugleichen.</text:p>
      <text:p text:style-name="P4"/>
      <text:p text:style-name="P4"><text:span text:style-name="T10">Übungsaufgabe 3 (Aufbewahrungspflichten)</text:span> </text:p>
      <text:p text:style-name="P4"><text:span text:style-name="T10">Welche der nachfolgend aufgeführten Unterlagen sind zehn Jahre aufzubewahren?</text:span> </text:p>
      <text:p text:style-name="P4">- A Inventare </text:p>
      <text:p text:style-name="P4">- B Jahresabschlüsse </text:p>
      <text:p text:style-name="P4"><text:span text:style-name="T7">- C Handelsbriefe</text:span> (Hier sind es 6 Jahre)</text:p>
      <text:p text:style-name="P4">- D Lageberichte </text:p>
      <text:p text:style-name="P4">- E Buchungsbelege</text:p>
      <text:p text:style-name="P4"/>
      <text:p text:style-name="P5">Übungsaufgabe 4 (Aufgaben der Buchführung) </text:p>
      <text:p text:style-name="P5">Welche der nachfolgenden Aufgaben gehört nicht zu den Aufgaben der Buchführung?</text:p>
      <text:p text:style-name="P4">- A Die Erfassung aller Vermögens- und kapitalbestände</text:p>
      <text:p text:style-name="P8">- B Die Kalkulation der Angebotspreise</text:p>
      <text:p text:style-name="P4">- C Die Ermittlung des Unternehmenserfolges</text:p>
      <text:p text:style-name="P8">- D Die Preisfindung für einen Zusatzauftrag</text:p>
      <text:p text:style-name="P4">- E Die Zunahme des Fremdkapitals erfassen</text:p>
      <text:p text:style-name="P4"/>
      <text:p text:style-name="P5">Übungsaufgabe 5 (Grundsätze ordnungsgemäßer Buchführung) </text:p>
      <text:p text:style-name="P5">Welche der folgenden Aussagen gehört nicht zu den Grundsätzen ordnungsgemäßer Buchführung? </text:p>
      <text:p text:style-name="P4">- A Keine Buchung ohne Beleg.</text:p>
      <text:p text:style-name="P4">- B Klarheit und Übersichtlichkeit der Buchführung.</text:p>
      <text:p text:style-name="P4">- C Alle Geschäftsvorfälle müssen ordnungsgemäß erfasst werden.</text:p>
      <text:p text:style-name="P8">- D Die Kosten einzelner Abteilungen müssen nachprüfbar sein.</text:p>
      <text:p text:style-name="P4">- E Einhaltung der gesetzlichen Aufbewahrungsfristen für Buchungsunterlagen</text:p>
      <text:p text:style-name="P4"/>
      <text:p text:style-name="P5">Übungsaufgabe 6 (Inventur) </text:p>
      <text:p text:style-name="P5">Ordnen Sie zu, indem Sie die Kennziffern der 4 nachstehend genannten Inventurverfahren in die Kästchen neben den Aussagen eintragen! </text:p>
      <text:p text:style-name="P1"><text:span text:style-name="T9">1) Stichtagsnahe Inventur:</text:span><text:span text:style-name="T3"> </text:span>Die körperliche Inventur ist in der Regel innerhalb des Zeitraums von 10 Tagen vor und 10 Tagen nach dem Abschlussstichtag vorzunehmen. </text:p>
      <text:p text:style-name="P1"><text:span text:style-name="T9">2) Verlegte Inventur:</text:span><text:span text:style-name="T3"> </text:span>Die körperliche Bestandaufnahme muss innerhalb der letzten drei Monate vor oder der ersten zwei Monate nach dem Abschlussstichtag erfolgen.</text:p>
      <text:p text:style-name="P1"><text:soft-page-break/><text:span text:style-name="T9">3) Permanente Inventur:</text:span><text:span text:style-name="T3"> Durch eine körperliche Bestandaufnahme zu einem beliebigen Zeitpunkt wird die Übereinstimmung von Soll- und Istbestand überprüft. </text:span></text:p>
      <text:p text:style-name="P1"><text:span text:style-name="T9">4) Stichprobeninventur:</text:span><text:span text:style-name="T3"> </text:span>Zur Anerkennung der Inventur ist eine anerkannte mathematischstatistische Methode erforderlich.</text:p>
      <text:p text:style-name="P1"/>
      <text:p text:style-name="P6">Übungsaufgabe 7 (Bilanz) </text:p>
      <text:p text:style-name="P6">Welche der folgenden Berechnungen ist falsch? </text:p>
      <text:p text:style-name="P1">- A Vermögen – Schulden = Eigenkapital = Reinvermögen</text:p>
      <text:p text:style-name="P1">- B Eigenkapital + Fremdkapital – Umlaufvermögen = Anlagevermögen</text:p>
      <text:p text:style-name="P1">- C Umlaufvermögen + Anlagevermögen – Eigenkapital = Fremdkapital</text:p>
      <text:p text:style-name="P1">- D Gesamtkapital = Summe der Passivseite = Umlaufvermögen + Anlagevermögen <text:span text:style-name="T7">- E Fremdkapital – Eigenkapital = Anlagevermögen</text:span> <text:span text:style-name="T1">(FK + EK = Anlageverm</text:span><text:span text:style-name="T11">ö</text:span><text:span text:style-name="T1">gen)</text:span></text:p>
      <text:p text:style-name="P1"/>
      <text:p text:style-name="P13">Übungsaufgabe 8 (Privatkonto) </text:p>
      <text:p text:style-name="P13">Welche Aussage zum Privatkonto ist falsch?</text:p>
      <text:p text:style-name="P1">- A Das Privatkonto ist ein Unterkonto des Eigenkapitalkontos.</text:p>
      <text:p text:style-name="P10">- B Bei einer privaten Nutzung betrieblicher Gegenstände ist keine Buchung auf dem Privatkonto zulässig.</text:p>
      <text:p text:style-name="P1">- C Privateinlagen und Privatentnahmen des Unternehmers werden über das Privatkonto verbucht.</text:p>
      <text:p text:style-name="P1">- D Kapitalgesellschaften führen kein Privatkonto.</text:p>
      <text:p text:style-name="P1">- E Sacheinlagen des Unternehmers erhöhen das Eigenkapital.</text:p>
      <text:p text:style-name="P1"/>
      <text:p text:style-name="P16"><text:span text:style-name="T12">Aufgabenblatt 1 </text:span>Grundlagen <text:span text:style-name="T12">der</text:span> <text:span text:style-name="T12">Buchführung</text:span></text:p>
      <text:p text:style-name="P1"/>
      <text:p text:style-name="P2"><text:span text:style-name="T10">Aufgabe 1 Welche der nachfolgenden Aussagen treffen zu den Inventurverfahren zu?</text:span> </text:p>
      <text:p text:style-name="P11">- A Inventurverfahren unterscheiden sich nach dem Zeitpunkt, an dem die Bestandsaufnahme durchgeführt wird.</text:p>
      <text:p text:style-name="P11">- B Die Stichtagsinventur findet am Bilanzstichtag selbst oder bis zu 10 Tagen vor oder nach dem Bilanzstichtag statt.</text:p>
      <text:p text:style-name="P7">- C Bei der permanenten Inventur erfolgt eine tägliche Zählung aller Vermögensgegenstände.</text:p>
      <text:p text:style-name="P11">- D Die vor- und nachverlegte Stichtagsinventur ist in § 241 Abs. 1 HGB geregelt.</text:p>
      <text:p text:style-name="P2">- E Keine der anderen Aussagen ist richtig.</text:p>
      <text:p text:style-name="P2"/>
      <text:p text:style-name="P2"><text:span text:style-name="T4">Aufgabe 2 Welche der folgenden Aussagen treffen für Inventurvereinfachungsverfahren zu?</text:span> </text:p>
      <text:p text:style-name="P11">- A Bei einigen Inventurvereinfachungen kann auf die körperliche Bestandsaufnahme verzichtet werden.</text:p>
      <text:p text:style-name="P2">- B Inventurvereinfachungsverfahren unterscheiden sich nach dem Zeitpunkt, an dem die Bestandsaufnahme durchgeführt wird.</text:p>
      <text:p text:style-name="P2">- C Die Stichprobeninventur kann nur im Rahmen der klassischen Stichtagsinventur angewendet werden.</text:p>
      <text:p text:style-name="P2">- D Die Gruppenbewertung kann nur im Rahmen der klassischen Stichtagsinventur angewendet werden.</text:p>
      <text:p text:style-name="P2">- E Keine der anderen Aussagen ist richtig.</text:p>
      <text:p text:style-name="P2"/>
      <text:p text:style-name="P2"><text:soft-page-break/><text:span text:style-name="T10">Aufgabe 3 Welche der folgenden Aussagen treffen auf die Bilanz zu?</text:span> </text:p>
      <text:p text:style-name="P2">- A In der Bilanz gilt stets Vermögen = Schulden. <text:span text:style-name="T12">(Eigenkapital vergessen)</text:span></text:p>
      <text:p text:style-name="P2">- B Bei der Bilanz handelt es sich um eine Zeitraumbetrachtung.<text:span text:style-name="T12"> (Stichtags-betr.)</text:span></text:p>
      <text:p text:style-name="P2">- C Der Gewinn wird in der Bilanz auf der Aktivseite und der Verlust auf der Passivseite eingetragen. <text:span text:style-name="T12">(Gewinn erhöht EK auf aktiv / Verlust umgekehrt)</text:span></text:p>
      <text:p text:style-name="P2">- D Auf der Aktivseite wird die Mittelherkunft und auf der Passivseite die Mittelverwendung eingetragen. <text:span text:style-name="T12">(Mittelverwendung soll / Mittelherkunft haben)</text:span></text:p>
      <text:p text:style-name="P2"><text:span text:style-name="T7">- E Keine der anderen Aussagen ist richtig.</text:span></text:p>
      <text:p text:style-name="P2"/>
      <text:p text:style-name="P2"><text:span text:style-name="T10">Aufgabe 4 Welche der folgenden Aussagen trifft auf das Eigenkapital zu?</text:span> </text:p>
      <text:p text:style-name="P2">- A Das Eigenkapital befindet sich stets auf der Passivseite der Bilanz.</text:p>
      <text:p text:style-name="P11">- B Das Eigenkapital bringt die Bilanz zum Ausgleich.</text:p>
      <text:p text:style-name="P2">- C Das Eigenkapital spiegelt den Gewinn der Geschäftsperiode wider.</text:p>
      <text:p text:style-name="P2">- D Die Summe der liquiden Mittel entspricht dem Eigenkapital.</text:p>
      <text:p text:style-name="P2">- E Keine der anderen Aussagen ist richtig</text:p>
      <text:p text:style-name="P2"/>
      <text:p text:style-name="P14">Aufgabe 5 Welche der folgenden Aussagen treffen zu? </text:p>
      <text:p text:style-name="P3">- A Da das Eigenkapital auf der Passivseite der Bilanz steht, verringert ein Gewinn das Eigenkapital. <text:span text:style-name="T13">(Gewinn erhöht EK)</text:span></text:p>
      <text:p text:style-name="P3"><text:span text:style-name="T7">- B Verluste führen dazu, dass sich das Eigenkapital verringert</text:span>.</text:p>
      <text:p text:style-name="P3">- C Es gilt Aktiva – Passiva = Eigenkapital.</text:p>
      <text:p text:style-name="P3">- D Es gilt Passiva – Aktiva = Eigenkapital. E Keine der anderen Aussagen ist richtig.</text:p>
      <text:p text:style-name="P3"/>
      <text:p text:style-name="P14">Aufgabe 6 Welche Geschäftsvorfälle lassen sich dem Buchungssatz <text:span text:style-name="T7">Bank an Kasse</text:span> zuordnen? </text:p>
      <text:p text:style-name="P3">- A Geld wird vom Bankkonto abgehoben und in die Kasse eingezahlt.</text:p>
      <text:p text:style-name="P12">- B Geld wird aus der Kasse auf das Bankkonto eingezahlt.</text:p>
      <text:p text:style-name="P3">- C Das Bankkonto wird aufgelöst.</text:p>
      <text:p text:style-name="P3">- D Mehrere der anderen Aussagen sind richtig.</text:p>
      <text:p text:style-name="P3">- E Keine der anderen Aussagen ist richtig.</text:p>
      <text:p text:style-name="P3"/>
      <text:p text:style-name="P3"><text:span text:style-name="T10">Aufgabe 7 Welche Geschäftsvorfälle lassen sich dem Buchungssatz </text:span><text:span text:style-name="T8">Kasse an Besitzschecks</text:span><text:span text:style-name="T10"> zuordnen?</text:span> </text:p>
      <text:p text:style-name="P3">- A Es wird ein Scheck ausgestellt.</text:p>
      <text:p text:style-name="P12">- B Ein Barscheck wird bei der Bank eingelöst.<text:span text:style-name="T2"> </text:span><text:span text:style-name="T5">(Kasse „soll“/Besitzschecks „haben“)</text:span></text:p>
      <text:p text:style-name="P3">- C Der Unternehmer leistet als Einlage einen Barscheck.</text:p>
      <text:p text:style-name="P3">- D Mehrere der anderen Aussagen sind richtig.</text:p>
      <text:p text:style-name="P3">- E Keine der anderen Aussagen ist richtig.</text:p>
      <text:p text:style-name="P3"/>
      <text:p text:style-name="P3"><text:span text:style-name="T10">Aufgabe 8 Welche Geschäftsvorfälle lassen sich dem Buchungssatz </text:span><text:span text:style-name="T8">Verbindlichkeiten aus Lieferungen und Leistungen an Handelsware</text:span><text:span text:style-name="T10"> (Umsatzsteuer ist nicht berücksichtigt) zuordnen? </text:span></text:p>
      <text:p text:style-name="P3"><text:span text:style-name="T6">- </text:span>A Ein Kunde gibt Handelsware zurück.</text:p>
      <text:p text:style-name="P3">- B Wir kaufen Handelsware.</text:p>
      <text:p text:style-name="P3">- C Wir liefern Handelsware auf Ziel.</text:p>
      <text:p text:style-name="P3">- D Mehrere der anderen Aussagen sind richtig.</text:p>
      <text:p text:style-name="P3"><text:span text:style-name="T7">- E Keine der anderen Aussagen ist richtig.</text:span> <text:span text:style-name="T13">(Wir geben Handelsware zurück)</text:span></text:p>
      <text:p text:style-name="P14"><text:soft-page-break/>Aufgabe 9 Welche Aussagen treffen auf den Geschäftsvorfall, der durch den Buchungssatz <text:span text:style-name="T7">Kasse an Umsatzerlöse</text:span> beschrieben wird, zu? </text:p>
      <text:p text:style-name="P3">- A Es handelt sich um eine Bilanzverkürzung.</text:p>
      <text:p text:style-name="P3">- B Der Geschäftsvorfall ist erfolgsneutral.</text:p>
      <text:p text:style-name="P12">- C Der Geschäftsvorfall ist zahlungswirksam.</text:p>
      <text:p text:style-name="P3">- D Mehrere der anderen Aussagen sind richtig.</text:p>
      <text:p text:style-name="P3">- E Keine der anderen Aussagen ist richtig.</text:p>
      <text:p text:style-name="P3"/>
      <text:p text:style-name="P3"><text:span text:style-name="T10">Aufgabe 10 Welche Aussagen treffen auf den Geschäftsvorfall, der durch den Buchungssatz </text:span><text:span text:style-name="T8">Betriebs- und Geschäftsausstattung an Kasse</text:span><text:span text:style-name="T10"> beschrieben wird, zu?</text:span> </text:p>
      <text:p text:style-name="P12">- A Der Geschäftsvorfall ist erfolgsneutral.<text:span text:style-name="T2"> </text:span><text:span text:style-name="T5">(Kein Aufwands-/Ertragskonto)</text:span></text:p>
      <text:p text:style-name="P12">- B Es werden zwei Bestandskonten angesprochen.</text:p>
      <text:p text:style-name="P12">- C Es findet ein Aktivtausch statt.</text:p>
      <text:p text:style-name="P12">- D Mehrere der anderen Aussagen sind richtig.</text:p>
      <text:p text:style-name="P3">- E Keine der anderen Aussagen ist richtig.</text:p>
      <text:p text:style-name="P3"/>
      <text:p text:style-name="P14">Aufgabe 11 Welche Aussagen treffen auf den Geschäftsvorfall, der durch den Buchungssatz <text:span text:style-name="T7">Bank an Zinserträge</text:span> beschrieben wird, zu? </text:p>
      <text:p text:style-name="P3">- A Das Eigenkapital vermindert sich.</text:p>
      <text:p text:style-name="P3"><text:span text:style-name="T7">- B Es wurden Erlöse erwirtschaftet.</text:span> <text:span text:style-name="T13">(Ertrag / Erlöse)</text:span></text:p>
      <text:p text:style-name="P3">- C Es findet ein Passivtausch statt.</text:p>
      <text:p text:style-name="P3">- D Mehrere der anderen Aussagen sind richtig.</text:p>
      <text:p text:style-name="P3">- E Keine der anderen Aussagen ist richtig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5:04:39.909000000</meta:creation-date>
    <dc:date>2024-02-22T16:53:47.471000000</dc:date>
    <meta:editing-duration>PT1H49M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114" meta:word-count="1120" meta:character-count="7720" meta:non-whitespace-character-count="6674"/>
  </office:meta>
</office:document-meta>
</file>